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currency-style style:name="N1015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date-style style:name="N10144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date-style style:name="N10142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8T16:55:09.248053599</dc:date>
    <meta:editing-duration>PT11H53M40S</meta:editing-duration>
    <meta:editing-cycles>144</meta:editing-cycles>
    <dc:creator>Mateu</dc:creator>
    <meta:document-statistic meta:table-count="2" meta:cell-count="1220" meta:object-count="0"/>
  </office:meta>
</office:document-meta>
</file>